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6cm" fo:min-width="3.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4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1.425cm" fo:min-width="10.3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3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3cm" fo:min-width="2.2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3.67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3.92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4cm" svg:height="6.1cm" svg:x="5.9cm" svg:y="3cm">
          <text:p/>
        </draw:rect>
        <draw:line draw:style-name="gr2" draw:text-style-name="P1" draw:layer="layout" svg:x1="5.9cm" svg:y1="4.284cm" svg:x2="12.3cm" svg:y2="4.284cm">
          <text:p/>
        </draw:line>
        <draw:line draw:style-name="gr2" draw:text-style-name="P1" draw:layer="layout" svg:x1="5.9cm" svg:y1="6.692cm" svg:x2="12.3cm" svg:y2="6.692cm">
          <text:p/>
        </draw:line>
        <draw:frame draw:style-name="gr3" draw:text-style-name="P2" draw:layer="layout" svg:width="4.3cm" svg:height="1.346cm" svg:x="6.967cm" svg:y="3.161cm">
          <draw:text-box>
            <text:p><text:span text:style-name="T1">Animal</text:span></text:p>
          </draw:text-box>
        </draw:frame>
        <draw:rect draw:style-name="gr1" draw:text-style-name="P1" draw:layer="layout" svg:width="4.4cm" svg:height="4.724cm" svg:x="1cm" svg:y="10.476cm">
          <text:p/>
        </draw:rect>
        <draw:line draw:style-name="gr2" draw:text-style-name="P1" draw:layer="layout" svg:x1="1cm" svg:y1="11.376cm" svg:x2="5.4cm" svg:y2="11.376cm">
          <text:p/>
        </draw:line>
        <draw:line draw:style-name="gr2" draw:text-style-name="P1" draw:layer="layout" svg:x1="1cm" svg:y1="13.076cm" svg:x2="5.4cm" svg:y2="13.076cm">
          <text:p/>
        </draw:line>
        <draw:frame draw:style-name="gr4" draw:text-style-name="P2" draw:layer="layout" svg:width="2.424cm" svg:height="0.839cm" svg:x="1.786cm" svg:y="10.476cm">
          <draw:text-box>
            <text:p><text:span text:style-name="T1">Reptiles</text:span></text:p>
          </draw:text-box>
        </draw:frame>
        <draw:frame draw:style-name="gr5" draw:text-style-name="P2" draw:layer="layout" svg:width="6.2cm" svg:height="1.673cm" svg:x="6cm" svg:y="6.9cm">
          <draw:text-box>
            <text:p><text:span text:style-name="T2">+ main (args : String []) : void</text:span></text:p>
            <text:p><text:span text:style-name="T2">+ weight() : dbl</text:span></text:p>
            <text:p><text:span text:style-name="T2">+ foodTotal() : dbl</text:span></text:p>
          </draw:text-box>
        </draw:frame>
        <draw:frame draw:style-name="gr6" draw:layer="layout" svg:width="10.823cm" svg:height="1.675cm" svg:x="6.077cm" svg:y="1.025cm">
          <draw:text-box>
            <text:p>Ex 9.2 UML – Kayle Robson</text:p>
            <text:p>COMP 1231</text:p>
          </draw:text-box>
        </draw:frame>
        <draw:frame draw:style-name="gr7" draw:text-style-name="P3" draw:layer="layout" svg:width="4.169cm" svg:height="1.673cm" svg:x="1.131cm" svg:y="11.651cm">
          <draw:text-box>
            <text:p><text:span text:style-name="T2"># timeToEat : dbl</text:span></text:p>
            <text:p><text:span text:style-name="T2"># foodType: String</text:span></text:p>
          </draw:text-box>
        </draw:frame>
        <draw:rect draw:style-name="gr1" draw:text-style-name="P1" draw:layer="layout" svg:width="4.9cm" svg:height="5cm" svg:x="5.9cm" svg:y="10.5cm">
          <text:p/>
        </draw:rect>
        <draw:line draw:style-name="gr2" draw:text-style-name="P1" draw:layer="layout" svg:x1="5.9cm" svg:y1="11.523cm" svg:x2="10.8cm" svg:y2="11.523cm">
          <text:p/>
        </draw:line>
        <draw:line draw:style-name="gr2" draw:text-style-name="P1" draw:layer="layout" svg:x1="5.9cm" svg:y1="13.909cm" svg:x2="10.8cm" svg:y2="13.909cm">
          <text:p/>
        </draw:line>
        <draw:frame draw:style-name="gr8" draw:text-style-name="P2" draw:layer="layout" svg:width="2.801cm" svg:height="0.953cm" svg:x="6.775cm" svg:y="10.5cm">
          <draw:text-box>
            <text:p><text:span text:style-name="T1">Mammals</text:span></text:p>
          </draw:text-box>
        </draw:frame>
        <draw:frame draw:style-name="gr9" draw:text-style-name="P3" draw:layer="layout" svg:width="4.454cm" svg:height="2.147cm" svg:x="6.046cm" svg:y="11.835cm">
          <draw:text-box>
            <text:p><text:span text:style-name="T2"># timeToEat : dbl</text:span></text:p>
            <text:p><text:span text:style-name="T2"># foodType: String</text:span></text:p>
          </draw:text-box>
        </draw:frame>
        <draw:frame draw:style-name="gr10" draw:text-style-name="P3" draw:layer="layout" svg:width="4.454cm" svg:height="1.199cm" svg:x="6.046cm" svg:y="14.25cm">
          <draw:text-box>
            <text:p><text:span text:style-name="T2">+ time() : dbl</text:span></text:p>
            <text:p><text:span text:style-name="T2">+ food() : string</text:span></text:p>
          </draw:text-box>
        </draw:frame>
        <draw:frame draw:style-name="gr10" draw:text-style-name="P3" draw:layer="layout" svg:width="4.121cm" svg:height="1.199cm" svg:x="1.079cm" svg:y="13.176cm">
          <draw:text-box>
            <text:p><text:span text:style-name="T2">+ time() : dbl</text:span></text:p>
            <text:p><text:span text:style-name="T2">+ food() : string</text:span></text:p>
          </draw:text-box>
        </draw:frame>
        <draw:line draw:style-name="gr2" draw:text-style-name="P1" draw:layer="layout" svg:x1="9.3cm" svg:y1="9.1cm" svg:x2="9.3cm" svg:y2="9.7cm">
          <text:p/>
        </draw:line>
        <draw:line draw:style-name="gr2" draw:text-style-name="P1" draw:layer="layout" svg:x1="3cm" svg:y1="9.7cm" svg:x2="24.5cm" svg:y2="9.8cm">
          <text:p/>
        </draw:line>
        <draw:line draw:style-name="gr11" draw:text-style-name="P1" draw:layer="layout" svg:x1="3cm" svg:y1="10.5cm" svg:x2="3cm" svg:y2="9.6cm">
          <text:p/>
        </draw:line>
        <draw:frame draw:style-name="gr12" draw:text-style-name="P2" draw:layer="layout" svg:width="6.248cm" svg:height="2.147cm" svg:x="6.152cm" svg:y="4.5cm">
          <draw:text-box>
            <text:p><text:span text:style-name="T2">- name: String</text:span></text:p>
            <text:p><text:span text:style-name="T2">- weight: double</text:span></text:p>
            <text:p><text:span text:style-name="T2">- foodTotal: double</text:span></text:p>
            <text:p><text:span text:style-name="T2"><text:s/></text:span></text:p>
          </draw:text-box>
        </draw:frame>
        <draw:rect draw:style-name="gr1" draw:text-style-name="P1" draw:layer="layout" svg:width="4.9cm" svg:height="5cm" svg:x="11.3cm" svg:y="10.5cm">
          <text:p/>
        </draw:rect>
        <draw:line draw:style-name="gr2" draw:text-style-name="P1" draw:layer="layout" svg:x1="11.3cm" svg:y1="11.523cm" svg:x2="16.2cm" svg:y2="11.523cm">
          <text:p/>
        </draw:line>
        <draw:line draw:style-name="gr2" draw:text-style-name="P1" draw:layer="layout" svg:x1="11.3cm" svg:y1="13.909cm" svg:x2="16.2cm" svg:y2="13.909cm">
          <text:p/>
        </draw:line>
        <draw:frame draw:style-name="gr8" draw:text-style-name="P2" draw:layer="layout" svg:width="2.745cm" svg:height="0.953cm" svg:x="12.175cm" svg:y="10.5cm">
          <draw:text-box>
            <text:p><text:span text:style-name="T1">Birds</text:span></text:p>
          </draw:text-box>
        </draw:frame>
        <draw:frame draw:style-name="gr9" draw:text-style-name="P3" draw:layer="layout" svg:width="4.454cm" svg:height="2.147cm" svg:x="11.446cm" svg:y="11.835cm">
          <draw:text-box>
            <text:p><text:span text:style-name="T2"># timeToEat : dbl</text:span></text:p>
            <text:p><text:span text:style-name="T2"># foodType: String</text:span></text:p>
          </draw:text-box>
        </draw:frame>
        <draw:frame draw:style-name="gr10" draw:text-style-name="P3" draw:layer="layout" svg:width="4.454cm" svg:height="1.199cm" svg:x="11.446cm" svg:y="14.25cm">
          <draw:text-box>
            <text:p><text:span text:style-name="T2">+ time() : dbl</text:span></text:p>
            <text:p><text:span text:style-name="T2">+ food() : string</text:span></text:p>
          </draw:text-box>
        </draw:frame>
        <draw:rect draw:style-name="gr1" draw:text-style-name="P1" draw:layer="layout" svg:width="4.9cm" svg:height="5cm" svg:x="16.7cm" svg:y="10.5cm">
          <text:p/>
        </draw:rect>
        <draw:line draw:style-name="gr2" draw:text-style-name="P1" draw:layer="layout" svg:x1="16.7cm" svg:y1="11.523cm" svg:x2="21.6cm" svg:y2="11.523cm">
          <text:p/>
        </draw:line>
        <draw:line draw:style-name="gr2" draw:text-style-name="P1" draw:layer="layout" svg:x1="16.7cm" svg:y1="13.909cm" svg:x2="21.6cm" svg:y2="13.909cm">
          <text:p/>
        </draw:line>
        <draw:frame draw:style-name="gr8" draw:text-style-name="P2" draw:layer="layout" svg:width="2.745cm" svg:height="0.953cm" svg:x="17.575cm" svg:y="10.5cm">
          <draw:text-box>
            <text:p><text:span text:style-name="T1">Fish</text:span></text:p>
          </draw:text-box>
        </draw:frame>
        <draw:frame draw:style-name="gr9" draw:text-style-name="P3" draw:layer="layout" svg:width="4.454cm" svg:height="2.147cm" svg:x="16.846cm" svg:y="11.835cm">
          <draw:text-box>
            <text:p><text:span text:style-name="T2"># timeToEat : dbl</text:span></text:p>
            <text:p><text:span text:style-name="T2"># foodType: String</text:span></text:p>
          </draw:text-box>
        </draw:frame>
        <draw:frame draw:style-name="gr10" draw:text-style-name="P3" draw:layer="layout" svg:width="4.454cm" svg:height="1.199cm" svg:x="16.846cm" svg:y="14.25cm">
          <draw:text-box>
            <text:p><text:span text:style-name="T2">+ time() : dbl</text:span></text:p>
            <text:p><text:span text:style-name="T2">+ food() : string</text:span></text:p>
          </draw:text-box>
        </draw:frame>
        <draw:rect draw:style-name="gr1" draw:text-style-name="P1" draw:layer="layout" svg:width="4.9cm" svg:height="5cm" svg:x="22.04cm" svg:y="10.5cm">
          <text:p/>
        </draw:rect>
        <draw:line draw:style-name="gr2" draw:text-style-name="P1" draw:layer="layout" svg:x1="22.04cm" svg:y1="11.523cm" svg:x2="26.94cm" svg:y2="11.523cm">
          <text:p/>
        </draw:line>
        <draw:line draw:style-name="gr2" draw:text-style-name="P1" draw:layer="layout" svg:x1="22.04cm" svg:y1="13.909cm" svg:x2="26.94cm" svg:y2="13.909cm">
          <text:p/>
        </draw:line>
        <draw:frame draw:style-name="gr8" draw:text-style-name="P2" draw:layer="layout" svg:width="3.279cm" svg:height="0.953cm" svg:x="22.915cm" svg:y="10.5cm">
          <draw:text-box>
            <text:p><text:span text:style-name="T1">Amphibians</text:span></text:p>
          </draw:text-box>
        </draw:frame>
        <draw:frame draw:style-name="gr9" draw:text-style-name="P3" draw:layer="layout" svg:width="4.454cm" svg:height="2.147cm" svg:x="22.186cm" svg:y="11.835cm">
          <draw:text-box>
            <text:p><text:span text:style-name="T2"># # timeToEat : dbl</text:span></text:p>
            <text:p><text:span text:style-name="T2"># foodType: String : dbl</text:span></text:p>
          </draw:text-box>
        </draw:frame>
        <draw:frame draw:style-name="gr10" draw:text-style-name="P3" draw:layer="layout" svg:width="4.454cm" svg:height="1.199cm" svg:x="22.186cm" svg:y="14.25cm">
          <draw:text-box>
            <text:p><text:span text:style-name="T2">+ time() : dbl</text:span></text:p>
            <text:p><text:span text:style-name="T2">+ food() : string</text:span></text:p>
          </draw:text-box>
        </draw:frame>
        <draw:line draw:style-name="gr11" draw:text-style-name="P1" draw:layer="layout" svg:x1="8.8cm" svg:y1="10.6cm" svg:x2="8.8cm" svg:y2="9.7cm">
          <text:p/>
        </draw:line>
        <draw:line draw:style-name="gr11" draw:text-style-name="P1" draw:layer="layout" svg:x1="13.5cm" svg:y1="10.6cm" svg:x2="13.5cm" svg:y2="9.7cm">
          <text:p/>
        </draw:line>
        <draw:line draw:style-name="gr11" draw:text-style-name="P1" draw:layer="layout" svg:x1="18.6cm" svg:y1="10.6cm" svg:x2="18.6cm" svg:y2="9.7cm">
          <text:p/>
        </draw:line>
        <draw:line draw:style-name="gr11" draw:text-style-name="P1" draw:layer="layout" svg:x1="24.6cm" svg:y1="10.6cm" svg:x2="24.6cm" svg:y2="9.7cm">
          <text:p/>
        </draw:line>
        <draw:frame draw:style-name="gr7" draw:text-style-name="P3" draw:layer="layout" svg:width="4.169cm" svg:height="1.673cm" svg:x="1.132cm" svg:y="11.652cm">
          <draw:text-box>
            <text:p><text:span text:style-name="T2"># timeToEat : dbl</text:span></text:p>
            <text:p><text:span text:style-name="T2"># foodType: String</text:span></text:p>
          </draw:text-box>
        </draw:frame>
        <draw:frame draw:style-name="gr7" draw:text-style-name="P3" draw:layer="layout" svg:width="4.169cm" svg:height="1.673cm" svg:x="1.132cm" svg:y="11.652cm">
          <draw:text-box>
            <text:p><text:span text:style-name="T2"># timeToEat : dbl</text:span></text:p>
            <text:p><text:span text:style-name="T2"># foodType: Str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9-19T00:46:47.93</meta:creation-date>
    <dc:date>2021-09-22T02:23:52.07</dc:date>
    <meta:editing-duration>PT1H17M54S</meta:editing-duration>
    <meta:editing-cycles>6</meta:editing-cycles>
    <meta:generator>OpenOffice/4.1.3$Win32 OpenOffice.org_project/413m1$Build-9783</meta:generator>
    <meta:document-statistic meta:object-count="46"/>
  </office:meta>
</office:document-meta>
</file>